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/>
    </style:style>
    <style:style style:name="P2" style:family="paragraph" style:parent-style-name="Header">
      <style:paragraph-properties fo:text-align="end" style:justify-single-word="false"/>
      <style:text-properties style:font-name="Verdana" officeooo:rsid="00300779" officeooo:paragraph-rsid="00300779"/>
    </style:style>
    <style:style style:name="P3" style:family="paragraph" style:parent-style-name="Footer">
      <style:paragraph-properties fo:text-align="center" style:justify-single-word="false"/>
      <style:text-properties style:font-name="Verdana"/>
    </style:style>
    <style:style style:name="P4" style:family="paragraph" style:parent-style-name="Footer">
      <style:paragraph-properties fo:text-align="center" style:justify-single-word="false"/>
      <style:text-properties style:font-name="Verdana" officeooo:rsid="00300779" officeooo:paragraph-rsid="00300779"/>
    </style:style>
    <style:style style:name="P5" style:family="paragraph" style:parent-style-name="Standard">
      <style:paragraph-properties fo:line-height="200%" fo:text-align="justify" style:justify-single-word="false"/>
      <style:text-properties officeooo:paragraph-rsid="0020b040"/>
    </style:style>
    <style:style style:name="P6" style:family="paragraph" style:parent-style-name="Standard">
      <style:paragraph-properties fo:line-height="200%" fo:text-align="justify" style:justify-single-word="false"/>
      <style:text-properties style:font-name="Verdana1" fo:font-weight="normal" officeooo:rsid="0020b040" officeooo:paragraph-rsid="0020b040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Verdana" fo:font-weight="bold" officeooo:rsid="001f0abd" officeooo:paragraph-rsid="001f0abd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style:font-name="Verdana" fo:font-weight="bold" officeooo:rsid="001f0abd" officeooo:paragraph-rsid="001f0abd" style:font-weight-asian="bold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Verdana" fo:font-weight="bold" officeooo:paragraph-rsid="0027ca09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Verdana" fo:font-weight="bold" officeooo:rsid="001f0abd" officeooo:paragraph-rsid="001f0abd" style:font-weight-asian="bold" style:font-weight-complex="bold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Verdana" fo:font-weight="bold" officeooo:rsid="0020b040" officeooo:paragraph-rsid="0020b040" style:font-weight-asian="bold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officeooo:paragraph-rsid="0020b040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Verdana1" fo:font-weight="normal" officeooo:paragraph-rsid="0021a4c9" style:font-weight-asian="normal" style:font-weight-complex="normal"/>
    </style:style>
    <style:style style:name="P14" style:family="paragraph" style:parent-style-name="Standard" style:master-page-name="Standard">
      <style:paragraph-properties fo:line-height="200%" fo:text-align="justify" style:justify-single-word="false" style:page-number="5"/>
      <style:text-properties fo:font-variant="normal" fo:text-transform="none" fo:color="#00000a" style:font-name="Verdana1" fo:font-size="12pt" fo:letter-spacing="normal" fo:font-style="normal" fo:font-weight="normal" officeooo:paragraph-rsid="002e3758" style:font-size-asian="12pt" style:font-style-asian="normal" style:font-weight-asian="normal" style:font-size-complex="12pt" style:font-style-complex="normal"/>
    </style:style>
    <style:style style:name="T1" style:family="text">
      <style:text-properties style:font-name="Verdana1" fo:font-weight="normal" style:font-weight-asian="normal" style:font-weight-complex="normal"/>
    </style:style>
    <style:style style:name="T2" style:family="text">
      <style:text-properties style:font-name="Verdana1" fo:font-weight="bold" style:font-weight-asian="bold" style:font-weight-complex="bold"/>
    </style:style>
    <style:style style:name="T3" style:family="text">
      <style:text-properties style:font-name="Verdana1" fo:font-weight="bold" officeooo:rsid="0020b040" style:font-weight-asian="bold" style:font-weight-complex="bold"/>
    </style:style>
    <style:style style:name="T4" style:family="text">
      <style:text-properties style:font-name="Verdana1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4981" style:font-style-asian="italic" style:font-style-complex="italic"/>
    </style:style>
    <style:style style:name="T8" style:family="text">
      <style:text-properties fo:font-style="italic" fo:font-weight="normal" officeooo:rsid="002592e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7ca09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807b8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2592ec" style:font-weight-asian="normal" style:font-weight-complex="normal"/>
    </style:style>
    <style:style style:name="T12" style:family="text">
      <style:text-properties fo:font-weight="normal" officeooo:rsid="0027ca09" style:font-weight-asian="normal" style:font-weight-complex="normal"/>
    </style:style>
    <style:style style:name="T13" style:family="text">
      <style:text-properties fo:font-style="normal" fo:font-weight="normal" officeooo:rsid="002592e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ca0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807b8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verdana" fo:font-size="12pt" fo:letter-spacing="normal" fo:font-style="normal" fo:font-weight="normal" officeooo:rsid="0027ca09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font-name="verdana" fo:font-size="12pt" fo:letter-spacing="normal" fo:font-style="italic" fo:font-weight="normal" officeooo:rsid="0027ca09" style:font-style-asian="italic" style:font-weight-asian="normal" style:font-style-complex="italic" style:font-weight-complex="normal"/>
    </style:style>
    <style:style style:name="T18" style:family="text">
      <style:text-properties officeooo:rsid="001f0abd" style:font-weight-asian="bold" style:font-weight-complex="bold"/>
    </style:style>
    <style:style style:name="T19" style:family="text">
      <style:text-properties officeooo:rsid="002c4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B II</text:p>
      <text:p text:style-name="P8">TINJAUAN PUSTAKA DAN DASAR TEORI</text:p>
      <text:p text:style-name="P7"/>
      <text:p text:style-name="P7">2.1<text:tab/>Tinjauan Pustaka</text:p>
      <text:p text:style-name="P9"><text:span text:style-name="T18"><text:tab/></text:span><text:span text:style-name="T11">Penelitian tentang implementasi basis data MongoDB menggunakan bahasa pemrograman php sebelumnya dilakukan oleh </text:span><text:span text:style-name="T12">S</text:span><text:span text:style-name="T11">teve </text:span><text:span text:style-name="T12">F</text:span><text:span text:style-name="T11">rancia (2012) dengan judul </text:span><text:span text:style-name="T8">MongoDB and PHP. </text:span><text:span text:style-name="T13">Penelitian tersebut membahas penggunaan basis data MongoDB menggunakan bahasa pemrograman PHP </text:span><text:span text:style-name="T8">native. </text:span><text:span text:style-name="T14">Penelitian lain oleh Kartika Kurniarin (2012) dengan judul Penerapan MongoDB dan Codeigniter Pada Permainan Kokology</text:span><text:span text:style-name="T16">. Penelitian tersebut membuat aplikasi permainan Kokology menggunakan </text:span><text:span text:style-name="T17">framework </text:span><text:span text:style-name="T16">Codeigniter dan menggunakan basis data MongoDB.</text:span><text:span text:style-name="T14"> </text:span></text:p>
      <text:p text:style-name="P7"><text:span text:style-name="T8"><text:tab/></text:span><text:span text:style-name="T14">Berdasarkan penelitian tersebut maka akan dibuat sebuah </text:span><text:span text:style-name="T9">library </text:span><text:span text:style-name="T15">untuk </text:span><text:span text:style-name="T10">framework </text:span><text:span text:style-name="T15">Codeigniter yang dapat mengakses serta memanipulasi data di basis data MongoDB. </text:span></text:p>
      <text:p text:style-name="P11">2.2<text:tab/>Dasar Teori</text:p>
      <text:p text:style-name="P5"><text:span text:style-name="T3">2.2.</text:span><text:span text:style-name="T2">1.Library</text:span></text:p>
      <text:p text:style-name="P14"><text:tab/><text:span text:style-name="T6">Library</text:span> dapat dikatakan sebagai kumpulan <text:span text:style-name="T7">routines </text:span><text:span text:style-name="T19">yang belum dikompilasi dan dapat digunakan oleh program (http://www.webopedia.com/TERM/L/library.html).</text:span></text:p>
      <text:p text:style-name="P5"><text:span text:style-name="T3">2.2.</text:span><text:span text:style-name="T2">2.MongoDB</text:span></text:p>
      <text:p text:style-name="P5"><text:span text:style-name="T2"><text:tab/></text:span><text:span text:style-name="T1">Berdasarkan informasi dari situ resmi “mongodb.org”, <text:s/>MongoDB <text:tab/>merupakan suatu database dokumen yang bersifat </text:span><text:span text:style-name="T4">open source </text:span><text:span text:style-name="T5"><text:s/>yang memiliki keunggulan dalam hal </text:span><text:span text:style-name="T1"><text:s/>performa. <text:s/></text:span><text:span text:style-name="T4">record </text:span><text:span text:style-name="T5"><text:s/>pada MongoDB <text:tab/>disimpan dalam bentuk dokumen yang strukturnya terdiri dari </text:span><text:span text:style-name="T4">field</text:span><text:span text:style-name="T5"> dan </text:span><text:span text:style-name="T4">value of pairs.</text:span></text:p>
      <text:p text:style-name="P5"><text:span text:style-name="T3">2.2.</text:span><text:span text:style-name="T2">3.Framework Codeigniter</text:span></text:p>
      <text:p text:style-name="P5"><text:span text:style-name="T2"><text:tab/></text:span><text:span text:style-name="T4">Framework</text:span><text:span text:style-name="T1"> adalah sebuah struktur konseptual dasar yang digunakan untuk memecehkan sebuah permasalahan atau isu-isu <text:s/>kompleks yang ada. Codeigniter merupakan salah satu </text:span><text:span text:style-name="T4">framework </text:span><text:span text:style-name="T1">yang <text:tab/>menggunakan bahasa pemrograman PHP.</text:span></text:p>
      <text:p text:style-name="P13">Codeigniter pertama kali dibuat oleh Rick Ellis,CEO Ellislab,inc.,sebuahperusahaan yang memproduksi CMS(<text:span text:style-name="T6">Content Management System</text:span>) yang cukup handal yaitu Expression Engine. Saat ini Codeigniter dikembangkan dan di maintain oleh Expression Enggine Development <text:tab/>Team.(Awan Pribadi Basuki, <text:s text:c="4"/>2010).</text:p>
      <text:p text:style-name="P13"/>
      <text:p text:style-name="P5"><text:soft-page-break/><text:span text:style-name="T3">2.2.</text:span><text:span text:style-name="T2">4.PHP</text:span></text:p>
      <text:p text:style-name="P5"><text:span text:style-name="T2"><text:tab/></text:span><text:span text:style-name="T1">Berdasarkan informasi dari situs resmi PHP “php.net” PHP adalah singkatan dari “PHP : Hypertext Preprocessor”, yang merupakan sebuah bahasa scripting yang terpasang pada HTML.</text:span></text:p>
      <text:p text:style-name="P6">Bahasa pemrograman PHP digunakan agar suatu <text:s/>halaman web dapat dibuat secara dinam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/>
    </style:style>
    <style:style style:name="MP2" style:family="paragraph" style:parent-style-name="Header">
      <style:paragraph-properties fo:text-align="end" style:justify-single-word="false"/>
      <style:text-properties style:font-name="Verdana" officeooo:rsid="00300779" officeooo:paragraph-rsid="00300779"/>
    </style:style>
    <style:style style:name="MP3" style:family="paragraph" style:parent-style-name="Footer">
      <style:paragraph-properties fo:text-align="center" style:justify-single-word="false"/>
      <style:text-properties style:font-name="Verdana"/>
    </style:style>
    <style:style style:name="MP4" style:family="paragraph" style:parent-style-name="Footer">
      <style:paragraph-properties fo:text-align="center" style:justify-single-word="false"/>
      <style:text-properties style:font-name="Verdana" officeooo:rsid="00300779" officeooo:paragraph-rsid="00300779"/>
    </style:style>
    <style:page-layout style:name="Mpm1">
      <style:page-layout-properties fo:page-width="21.001cm" fo:page-height="29.7cm" style:num-format="1" style:print-orientation="portrait" fo:margin-top="4.001cm" fo:margin-bottom="2.997cm" fo:margin-left="4.001cm" fo:margin-right="2.9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first>
        <text:p text:style-name="MP1"/>
      </style:header-first>
      <style:header-left>
        <text:p text:style-name="MP2"><text:page-number text:select-page="current">6</text:page-number></text:p>
      </style:header-left>
      <style:footer>
        <text:p text:style-name="MP3"/>
      </style:footer>
      <style:footer-first>
        <text:p text:style-name="MP4">4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39:52.535303756</meta:creation-date>
    <dc:date>2016-01-07T09:44:44.045332480</dc:date>
    <meta:editing-duration>PT2H1M47S</meta:editing-duration>
    <meta:editing-cycles>27</meta:editing-cycles>
    <meta:generator>LibreOffice/5.0.4.2$Linux_x86 LibreOffice_project/00m0$Build-2</meta:generator>
    <meta:document-statistic meta:table-count="0" meta:image-count="0" meta:object-count="0" meta:page-count="4" meta:paragraph-count="19" meta:word-count="253" meta:character-count="2020" meta:non-whitespace-character-count="1763"/>
  </office:meta>
</office:document-meta>
</file>